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3.309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Powder">
      <style:table-properties table:display="true" style:writing-mode="lr-tb"/>
    </style:style>
    <style:style style:name="ta2" style:family="table" style:master-page-name="PageStyle_5f_Solid">
      <style:table-properties table:display="true" style:writing-mode="lr-tb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wder" table:style-name="ta1">
        <office:forms form:automatic-focus="false" form:apply-design-mode="false"/>
        <table:shapes>
          <draw:frame draw:z-index="0" draw:style-name="gr1" draw:text-style-name="P2" svg:width="15.999cm" svg:height="8.999cm" svg:x="10.407cm" svg:y="12.636cm">
            <draw:object draw:notify-on-update-of-ranges="Powder.A25:Powder.A40 Powder.B25:Powder.B40" xlink:href="./Object 1" xlink:type="simple" xlink:show="embed" xlink:actuate="onLoad">
              <loext:p text:style-name="P1">
                <text:s/>
              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5.999cm" svg:height="8.999cm" svg:x="35.423cm" svg:y="13.379cm">
            <draw:object draw:notify-on-update-of-ranges="Powder.K25:Powder.K40 Powder.L25:Powder.L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15.999cm" svg:height="8.999cm" svg:x="12.77cm" svg:y="24.269cm">
            <draw:object draw:notify-on-update-of-ranges="Powder.B46:Powder.B61 Powder.C46:Powder.C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6" table:default-cell-style-name="Default"/>
        <table:table-row table:style-name="ro1">
          <table:table-cell table:style-name="ce6" office:value-type="string" calcext:value-type="string">
            <text:p>run 1</text:p>
          </table:table-cell>
          <table:table-cell table:style-name="ce2" table:number-columns-repeated="2"/>
          <table:table-cell table:style-name="ce6" office:value-type="string" calcext:value-type="string">
            <text:p>run 2</text:p>
          </table:table-cell>
          <table:table-cell table:style-name="ce2" table:number-columns-repeated="2"/>
          <table:table-cell table:style-name="ce6" office:value-type="string" calcext:value-type="string">
            <text:p>run 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Tablet mass (g)</text:p>
          </table:table-cell>
          <table:table-cell table:style-name="ce6" office:value-type="string" calcext:value-type="string">
            <text:p>Water mass (g)</text:p>
          </table:table-cell>
          <table:table-cell table:style-name="ce2"/>
          <table:table-cell table:style-name="ce6" office:value-type="string" calcext:value-type="string">
            <text:p>Tablet mass (g)</text:p>
          </table:table-cell>
          <table:table-cell table:style-name="ce6" office:value-type="string" calcext:value-type="string">
            <text:p>Water mass (g)</text:p>
          </table:table-cell>
          <table:table-cell table:style-name="ce2"/>
          <table:table-cell table:style-name="ce6" office:value-type="string" calcext:value-type="string">
            <text:p>Tablet mass (g)</text:p>
          </table:table-cell>
          <table:table-cell table:style-name="ce6" office:value-type="string" calcext:value-type="string">
            <text:p>Water mass (g)</text:p>
          </table:table-cell>
          <table:table-cell table:number-columns-repeated="1016"/>
        </table:table-row>
        <table:table-row table:style-name="ro1">
          <table:table-cell table:style-name="ce6" office:value-type="float" office:value="4.02" calcext:value-type="float">
            <text:p>4,02</text:p>
          </table:table-cell>
          <table:table-cell table:style-name="ce6" office:value-type="float" office:value="31.47" calcext:value-type="float">
            <text:p>31,47</text:p>
          </table:table-cell>
          <table:table-cell table:style-name="ce2"/>
          <table:table-cell table:style-name="ce6" office:value-type="float" office:value="4.1" calcext:value-type="float">
            <text:p>4,1</text:p>
          </table:table-cell>
          <table:table-cell table:style-name="ce6" office:value-type="float" office:value="31.48" calcext:value-type="float">
            <text:p>31,48</text:p>
          </table:table-cell>
          <table:table-cell table:style-name="ce2"/>
          <table:table-cell table:style-name="ce6" office:value-type="float" office:value="3.98" calcext:value-type="float">
            <text:p>3,98</text:p>
          </table:table-cell>
          <table:table-cell table:style-name="ce6" office:value-type="float" office:value="30.17" calcext:value-type="float">
            <text:p>30,1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Mass (g)</text:p>
          </table:table-cell>
          <table:table-cell table:style-name="ce2"/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Mass (g)</text:p>
          </table:table-cell>
          <table:table-cell table:style-name="ce2"/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Mass (g)</text:p>
          </table:table-cell>
          <table:table-cell table:number-columns-repeated="1016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6" office:value-type="float" office:value="35.49" calcext:value-type="float">
            <text:p>35,49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7" table:formula="of:=[.D3]+[.E3]" office:value-type="float" office:value="35.58" calcext:value-type="float">
            <text:p>35,58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7" table:formula="of:=[.G3]+[.H3]" office:value-type="float" office:value="34.15" calcext:value-type="float">
            <text:p>34,15</text:p>
          </table:table-cell>
          <table:table-cell table:number-columns-repeated="101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5.41" calcext:value-type="float">
            <text:p>35,41</text:p>
          </table:table-cell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35.52" calcext:value-type="float">
            <text:p>35,52</text:p>
          </table:table-cell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34.07" calcext:value-type="float">
            <text:p>34,07</text:p>
          </table:table-cell>
          <table:table-cell table:number-columns-repeated="101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.34" calcext:value-type="float">
            <text:p>35,34</text:p>
          </table:table-cell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.44" calcext:value-type="float">
            <text:p>35,44</text:p>
          </table:table-cell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34.01" calcext:value-type="float">
            <text:p>34,01</text:p>
          </table:table-cell>
          <table:table-cell table:number-columns-repeated="1016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.28" calcext:value-type="float">
            <text:p>35,28</text:p>
          </table:table-cell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.38" calcext:value-type="float">
            <text:p>35,38</text:p>
          </table:table-cell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33.96" calcext:value-type="float">
            <text:p>33,96</text:p>
          </table:table-cell>
          <table:table-cell table:number-columns-repeated="1016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5.23" calcext:value-type="float">
            <text:p>35,23</text:p>
          </table:table-cell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35.32" calcext:value-type="float">
            <text:p>35,32</text:p>
          </table:table-cell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33.93" calcext:value-type="float">
            <text:p>33,93</text:p>
          </table:table-cell>
          <table:table-cell table:number-columns-repeated="1016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5.18" calcext:value-type="float">
            <text:p>35,18</text:p>
          </table:table-cell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35.28" calcext:value-type="float">
            <text:p>35,28</text:p>
          </table:table-cell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33.88" calcext:value-type="float">
            <text:p>33,88</text:p>
          </table:table-cell>
          <table:table-cell table:number-columns-repeated="1016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5.1" calcext:value-type="float">
            <text:p>35,1</text:p>
          </table:table-cell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35.23" calcext:value-type="float">
            <text:p>35,23</text:p>
          </table:table-cell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33.83" calcext:value-type="float">
            <text:p>33,83</text:p>
          </table:table-cell>
          <table:table-cell table:number-columns-repeated="4"/>
          <table:table-cell table:style-name="ce5"/>
          <table:table-cell table:number-columns-repeated="1011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5.09" calcext:value-type="float">
            <text:p>35,09</text:p>
          </table:table-cell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office:value-type="float" office:value="35.21" calcext:value-type="float">
            <text:p>35,21</text:p>
          </table:table-cell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office:value-type="float" office:value="33.8" calcext:value-type="float">
            <text:p>33,8</text:p>
          </table:table-cell>
          <table:table-cell table:number-columns-repeated="1016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.07" calcext:value-type="float">
            <text:p>35,07</text:p>
          </table:table-cell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.18" calcext:value-type="float">
            <text:p>35,18</text:p>
          </table:table-cell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33.78" calcext:value-type="float">
            <text:p>33,78</text:p>
          </table:table-cell>
          <table:table-cell table:number-columns-repeated="1016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5.05" calcext:value-type="float">
            <text:p>35,05</text:p>
          </table:table-cell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office:value-type="float" office:value="35.15" calcext:value-type="float">
            <text:p>35,15</text:p>
          </table:table-cell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office:value-type="float" office:value="33.73" calcext:value-type="float">
            <text:p>33,73</text:p>
          </table:table-cell>
          <table:table-cell table:number-columns-repeated="1016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5.03" calcext:value-type="float">
            <text:p>35,03</text:p>
          </table:table-cell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5.12" calcext:value-type="float">
            <text:p>35,12</text:p>
          </table:table-cell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3.73" calcext:value-type="float">
            <text:p>33,73</text:p>
          </table:table-cell>
          <table:table-cell table:number-columns-repeated="1016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5.02" calcext:value-type="float">
            <text:p>35,02</text:p>
          </table:table-cell>
          <table:table-cell table:style-name="ce2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5.11" calcext:value-type="float">
            <text:p>35,11</text:p>
          </table:table-cell>
          <table:table-cell table:style-name="ce2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3.71" calcext:value-type="float">
            <text:p>33,71</text:p>
          </table:table-cell>
          <table:table-cell table:number-columns-repeated="1016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5.01" calcext:value-type="float">
            <text:p>35,01</text:p>
          </table:table-cell>
          <table:table-cell table:style-name="ce6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5.1" calcext:value-type="float">
            <text:p>35,1</text:p>
          </table:table-cell>
          <table:table-cell table:style-name="ce2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3.7" calcext:value-type="float">
            <text:p>33,7</text:p>
          </table:table-cell>
          <table:table-cell table:number-columns-repeated="1016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5.01" calcext:value-type="float">
            <text:p>35,01</text:p>
          </table:table-cell>
          <table:table-cell table:style-name="ce2"/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5.1" calcext:value-type="float">
            <text:p>35,1</text:p>
          </table:table-cell>
          <table:table-cell table:style-name="ce2"/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3.69" calcext:value-type="float">
            <text:p>33,69</text:p>
          </table:table-cell>
          <table:table-cell table:number-columns-repeated="1016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5.01" calcext:value-type="float">
            <text:p>35,01</text:p>
          </table:table-cell>
          <table:table-cell table:style-name="ce2"/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5.09" calcext:value-type="float">
            <text:p>35,09</text:p>
          </table:table-cell>
          <table:table-cell table:style-name="ce6"/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3.69" calcext:value-type="float">
            <text:p>33,69</text:p>
          </table:table-cell>
          <table:table-cell table:number-columns-repeated="1016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5.01" calcext:value-type="float">
            <text:p>35,01</text:p>
          </table:table-cell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5.09" calcext:value-type="float">
            <text:p>35,09</text:p>
          </table:table-cell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3.67" calcext:value-type="float">
            <text:p>33,67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6" office:value-type="float" office:value="35.01" calcext:value-type="float">
            <text:p>35,01</text:p>
          </table:table-cell>
          <table:table-cell table:style-name="ce2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5.09" calcext:value-type="float">
            <text:p>35,09</text:p>
          </table:table-cell>
          <table:table-cell table:style-name="ce2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3.67" calcext:value-type="float">
            <text:p>33,67</text:p>
          </table:table-cell>
          <table:table-cell table:number-columns-repeated="1016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6" office:value-type="float" office:value="35.01" calcext:value-type="float">
            <text:p>35,01</text:p>
          </table:table-cell>
          <table:table-cell table:style-name="ce2"/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5.09" calcext:value-type="float">
            <text:p>35,09</text:p>
          </table:table-cell>
          <table:table-cell table:style-name="ce2"/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3.67" calcext:value-type="float">
            <text:p>33,67</text:p>
          </table:table-cell>
          <table:table-cell table:number-columns-repeated="1016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6" office:value-type="float" office:value="35.01" calcext:value-type="float">
            <text:p>35,01</text:p>
          </table:table-cell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6" office:value-type="float" office:value="35.09" calcext:value-type="float">
            <text:p>35,09</text:p>
          </table:table-cell>
          <table:table-cell table:style-name="ce2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3.67" calcext:value-type="float">
            <text:p>33,67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([.B5]+[.E5]+[.H5])/3" office:value-type="float" office:value="35.0733333333333" calcext:value-type="float">
            <text:p>35,0733333333333</text:p>
          </table:table-cell>
          <table:table-cell table:number-columns-repeated="7"/>
          <table:table-cell table:formula="of:=[.B25]" office:value-type="float" office:value="35.0733333333333" calcext:value-type="float">
            <text:p>35,0733333333333</text:p>
          </table:table-cell>
          <table:table-cell office:value-type="float" office:value="0" calcext:value-type="float">
            <text:p>0</text:p>
          </table:table-cell>
          <table:table-cell table:formula="of:=[.J25]-[.B25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B6]+[.E6]+[.H6])/3" office:value-type="float" office:value="35" calcext:value-type="float">
            <text:p>35</text:p>
          </table:table-cell>
          <table:table-cell table:number-columns-repeated="7"/>
          <table:table-cell table:formula="of:=[.B25]" office:value-type="float" office:value="35.0733333333333" calcext:value-type="float">
            <text:p>35,0733333333333</text:p>
          </table:table-cell>
          <table:table-cell office:value-type="float" office:value="10" calcext:value-type="float">
            <text:p>10</text:p>
          </table:table-cell>
          <table:table-cell table:formula="of:=[.J26]-[.B26]" office:value-type="float" office:value="0.0733333333333306" calcext:value-type="float">
            <text:p>0,0733333333333306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B7]+[.E7]+[.H7])/3" office:value-type="float" office:value="34.93" calcext:value-type="float">
            <text:p>34,93</text:p>
          </table:table-cell>
          <table:table-cell table:number-columns-repeated="7"/>
          <table:table-cell table:formula="of:=[.J26]" office:value-type="float" office:value="35.0733333333333" calcext:value-type="float">
            <text:p>35,0733333333333</text:p>
          </table:table-cell>
          <table:table-cell office:value-type="float" office:value="20" calcext:value-type="float">
            <text:p>20</text:p>
          </table:table-cell>
          <table:table-cell table:formula="of:=[.J27]-[.B27]" office:value-type="float" office:value="0.143333333333331" calcext:value-type="float">
            <text:p>0,143333333333331</text:p>
          </table:table-cell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B8]+[.E8]+[.H8])/3" office:value-type="float" office:value="34.8733333333333" calcext:value-type="float">
            <text:p>34,8733333333333</text:p>
          </table:table-cell>
          <table:table-cell table:number-columns-repeated="7"/>
          <table:table-cell table:formula="of:=[.J27]" office:value-type="float" office:value="35.0733333333333" calcext:value-type="float">
            <text:p>35,0733333333333</text:p>
          </table:table-cell>
          <table:table-cell office:value-type="float" office:value="30" calcext:value-type="float">
            <text:p>30</text:p>
          </table:table-cell>
          <table:table-cell table:formula="of:=[.J28]-[.B28]" office:value-type="float" office:value="0.199999999999996" calcext:value-type="float">
            <text:p>0,199999999999996</text:p>
          </table:table-cell>
          <table:table-cell table:number-columns-repeated="101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B9]+[.E9]+[.H9])/3" office:value-type="float" office:value="34.8266666666667" calcext:value-type="float">
            <text:p>34,8266666666667</text:p>
          </table:table-cell>
          <table:table-cell table:number-columns-repeated="7"/>
          <table:table-cell table:formula="of:=[.J28]" office:value-type="float" office:value="35.0733333333333" calcext:value-type="float">
            <text:p>35,0733333333333</text:p>
          </table:table-cell>
          <table:table-cell office:value-type="float" office:value="40" calcext:value-type="float">
            <text:p>40</text:p>
          </table:table-cell>
          <table:table-cell table:formula="of:=[.J29]-[.B29]" office:value-type="float" office:value="0.24666666666667" calcext:value-type="float">
            <text:p>0,24666666666667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B10]+[.E10]+[.H10])/3" office:value-type="float" office:value="34.78" calcext:value-type="float">
            <text:p>34,78</text:p>
          </table:table-cell>
          <table:table-cell table:number-columns-repeated="7"/>
          <table:table-cell table:formula="of:=[.J29]" office:value-type="float" office:value="35.0733333333333" calcext:value-type="float">
            <text:p>35,0733333333333</text:p>
          </table:table-cell>
          <table:table-cell office:value-type="float" office:value="50" calcext:value-type="float">
            <text:p>50</text:p>
          </table:table-cell>
          <table:table-cell table:formula="of:=[.J30]-[.B30]" office:value-type="float" office:value="0.293333333333329" calcext:value-type="float">
            <text:p>0,293333333333329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B11]+[.E11]+[.H11])/3" office:value-type="float" office:value="34.72" calcext:value-type="float">
            <text:p>34,72</text:p>
          </table:table-cell>
          <table:table-cell table:number-columns-repeated="7"/>
          <table:table-cell table:formula="of:=[.J30]" office:value-type="float" office:value="35.0733333333333" calcext:value-type="float">
            <text:p>35,0733333333333</text:p>
          </table:table-cell>
          <table:table-cell office:value-type="float" office:value="60" calcext:value-type="float">
            <text:p>60</text:p>
          </table:table-cell>
          <table:table-cell table:formula="of:=[.J31]-[.B31]" office:value-type="float" office:value="0.353333333333332" calcext:value-type="float">
            <text:p>0,353333333333332</text:p>
          </table:table-cell>
          <table:table-cell table:number-columns-repeated="1012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B12]+[.E12]+[.H12])/3" office:value-type="float" office:value="34.7" calcext:value-type="float">
            <text:p>34,7</text:p>
          </table:table-cell>
          <table:table-cell table:number-columns-repeated="7"/>
          <table:table-cell table:formula="of:=[.J31]" office:value-type="float" office:value="35.0733333333333" calcext:value-type="float">
            <text:p>35,0733333333333</text:p>
          </table:table-cell>
          <table:table-cell office:value-type="float" office:value="70" calcext:value-type="float">
            <text:p>70</text:p>
          </table:table-cell>
          <table:table-cell table:formula="of:=[.J32]-[.B32]" office:value-type="float" office:value="0.373333333333328" calcext:value-type="float">
            <text:p>0,373333333333328</text:p>
          </table:table-cell>
          <table:table-cell table:number-columns-repeated="1012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B13]+[.E13]+[.H13])/3" office:value-type="float" office:value="34.6766666666667" calcext:value-type="float">
            <text:p>34,6766666666667</text:p>
          </table:table-cell>
          <table:table-cell table:number-columns-repeated="7"/>
          <table:table-cell table:formula="of:=[.J32]" office:value-type="float" office:value="35.0733333333333" calcext:value-type="float">
            <text:p>35,0733333333333</text:p>
          </table:table-cell>
          <table:table-cell office:value-type="float" office:value="80" calcext:value-type="float">
            <text:p>80</text:p>
          </table:table-cell>
          <table:table-cell table:formula="of:=[.J33]-[.B33]" office:value-type="float" office:value="0.396666666666661" calcext:value-type="float">
            <text:p>0,396666666666661</text:p>
          </table:table-cell>
          <table:table-cell table:number-columns-repeated="1012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B14]+[.E14]+[.H14])/3" office:value-type="float" office:value="34.6433333333333" calcext:value-type="float">
            <text:p>34,6433333333333</text:p>
          </table:table-cell>
          <table:table-cell table:number-columns-repeated="7"/>
          <table:table-cell table:formula="of:=[.J33]" office:value-type="float" office:value="35.0733333333333" calcext:value-type="float">
            <text:p>35,0733333333333</text:p>
          </table:table-cell>
          <table:table-cell office:value-type="float" office:value="90" calcext:value-type="float">
            <text:p>90</text:p>
          </table:table-cell>
          <table:table-cell table:formula="of:=[.J34]-[.B34]" office:value-type="float" office:value="0.430000000000007" calcext:value-type="float">
            <text:p>0,430000000000007</text:p>
          </table:table-cell>
          <table:table-cell table:number-columns-repeated="1012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([.B15]+[.E15]+[.H15])/3" office:value-type="float" office:value="34.6266666666667" calcext:value-type="float">
            <text:p>34,6266666666667</text:p>
          </table:table-cell>
          <table:table-cell table:number-columns-repeated="7"/>
          <table:table-cell table:formula="of:=[.J34]" office:value-type="float" office:value="35.0733333333333" calcext:value-type="float">
            <text:p>35,0733333333333</text:p>
          </table:table-cell>
          <table:table-cell office:value-type="float" office:value="100" calcext:value-type="float">
            <text:p>100</text:p>
          </table:table-cell>
          <table:table-cell table:formula="of:=[.J35]-[.B35]" office:value-type="float" office:value="0.446666666666665" calcext:value-type="float">
            <text:p>0,446666666666665</text:p>
          </table:table-cell>
          <table:table-cell table:number-columns-repeated="1012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([.B16]+[.E16]+[.H16])/3" office:value-type="float" office:value="34.6133333333333" calcext:value-type="float">
            <text:p>34,6133333333333</text:p>
          </table:table-cell>
          <table:table-cell table:number-columns-repeated="7"/>
          <table:table-cell table:formula="of:=[.J35]" office:value-type="float" office:value="35.0733333333333" calcext:value-type="float">
            <text:p>35,0733333333333</text:p>
          </table:table-cell>
          <table:table-cell office:value-type="float" office:value="110" calcext:value-type="float">
            <text:p>110</text:p>
          </table:table-cell>
          <table:table-cell table:formula="of:=[.J36]-[.B36]" office:value-type="float" office:value="0.459999999999994" calcext:value-type="float">
            <text:p>0,459999999999994</text:p>
          </table:table-cell>
          <table:table-cell table:number-columns-repeated="1012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([.B17]+[.E17]+[.H17])/3" office:value-type="float" office:value="34.6033333333333" calcext:value-type="float">
            <text:p>34,6033333333333</text:p>
          </table:table-cell>
          <table:table-cell table:number-columns-repeated="7"/>
          <table:table-cell table:formula="of:=[.J36]" office:value-type="float" office:value="35.0733333333333" calcext:value-type="float">
            <text:p>35,0733333333333</text:p>
          </table:table-cell>
          <table:table-cell office:value-type="float" office:value="120" calcext:value-type="float">
            <text:p>120</text:p>
          </table:table-cell>
          <table:table-cell table:formula="of:=[.J37]-[.B37]" office:value-type="float" office:value="0.469999999999999" calcext:value-type="float">
            <text:p>0,469999999999999</text:p>
          </table:table-cell>
          <table:table-cell table:number-columns-repeated="1012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([.B18]+[.E18]+[.H18])/3" office:value-type="float" office:value="34.6" calcext:value-type="float">
            <text:p>34,6</text:p>
          </table:table-cell>
          <table:table-cell table:number-columns-repeated="7"/>
          <table:table-cell table:formula="of:=[.J37]" office:value-type="float" office:value="35.0733333333333" calcext:value-type="float">
            <text:p>35,0733333333333</text:p>
          </table:table-cell>
          <table:table-cell office:value-type="float" office:value="130" calcext:value-type="float">
            <text:p>130</text:p>
          </table:table-cell>
          <table:table-cell table:formula="of:=[.J38]-[.B38]" office:value-type="float" office:value="0.473333333333329" calcext:value-type="float">
            <text:p>0,473333333333329</text:p>
          </table:table-cell>
          <table:table-cell table:number-columns-repeated="1012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([.B19]+[.E19]+[.H19])/3" office:value-type="float" office:value="34.5966666666667" calcext:value-type="float">
            <text:p>34,5966666666667</text:p>
          </table:table-cell>
          <table:table-cell table:number-columns-repeated="7"/>
          <table:table-cell table:formula="of:=[.J38]" office:value-type="float" office:value="35.0733333333333" calcext:value-type="float">
            <text:p>35,0733333333333</text:p>
          </table:table-cell>
          <table:table-cell office:value-type="float" office:value="140" calcext:value-type="float">
            <text:p>140</text:p>
          </table:table-cell>
          <table:table-cell table:formula="of:=[.J39]-[.B39]" office:value-type="float" office:value="0.476666666666667" calcext:value-type="float">
            <text:p>0,476666666666667</text:p>
          </table:table-cell>
          <table:table-cell table:number-columns-repeated="1012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([.B20]+[.E20]+[.H20])/3" office:value-type="float" office:value="34.59" calcext:value-type="float">
            <text:p>34,59</text:p>
          </table:table-cell>
          <table:table-cell table:number-columns-repeated="7"/>
          <table:table-cell table:formula="of:=[.J39]" office:value-type="float" office:value="35.0733333333333" calcext:value-type="float">
            <text:p>35,0733333333333</text:p>
          </table:table-cell>
          <table:table-cell office:value-type="float" office:value="150" calcext:value-type="float">
            <text:p>150</text:p>
          </table:table-cell>
          <table:table-cell table:formula="of:=[.J40]-[.B40]" office:value-type="float" office:value="0.483333333333334" calcext:value-type="float">
            <text:p>0,483333333333334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1 g of CO2 in dm³</text:p>
          </table:table-cell>
          <table:table-cell table:number-columns-repeated="1023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table:number-columns-repeated="1023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table:number-columns-repeated="1023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0" calcext:value-type="float">
            <text:p>10</text:p>
          </table:table-cell>
          <table:table-cell table:formula="of:=[.L26]*[.A44]" office:value-type="float" office:value="0.0406143690204721" calcext:value-type="float">
            <text:p>0,0406143690204721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20" calcext:value-type="float">
            <text:p>20</text:p>
          </table:table-cell>
          <table:table-cell table:formula="of:=[.L27]*[.A45]" office:value-type="float" office:value="0.079382630358197" calcext:value-type="float">
            <text:p>0,079382630358197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30" calcext:value-type="float">
            <text:p>30</text:p>
          </table:table-cell>
          <table:table-cell table:formula="of:=[.L28]*[.A46]" office:value-type="float" office:value="0.110766460964926" calcext:value-type="float">
            <text:p>0,110766460964926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40" calcext:value-type="float">
            <text:p>40</text:p>
          </table:table-cell>
          <table:table-cell table:formula="of:=[.L29]*[.A47]" office:value-type="float" office:value="0.136611968523413" calcext:value-type="float">
            <text:p>0,136611968523413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50" calcext:value-type="float">
            <text:p>50</text:p>
          </table:table-cell>
          <table:table-cell table:formula="of:=[.L30]*[.A48]" office:value-type="float" office:value="0.162457476081892" calcext:value-type="float">
            <text:p>0,162457476081892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60" calcext:value-type="float">
            <text:p>60</text:p>
          </table:table-cell>
          <table:table-cell table:formula="of:=[.L31]*[.A49]" office:value-type="float" office:value="0.195687414371372" calcext:value-type="float">
            <text:p>0,195687414371372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70" calcext:value-type="float">
            <text:p>70</text:p>
          </table:table-cell>
          <table:table-cell table:formula="of:=[.L32]*[.A50]" office:value-type="float" office:value="0.206764060467863" calcext:value-type="float">
            <text:p>0,206764060467863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80" calcext:value-type="float">
            <text:p>80</text:p>
          </table:table-cell>
          <table:table-cell table:formula="of:=[.L33]*[.A51]" office:value-type="float" office:value="0.219686814247104" calcext:value-type="float">
            <text:p>0,219686814247104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90" calcext:value-type="float">
            <text:p>90</text:p>
          </table:table-cell>
          <table:table-cell table:formula="of:=[.L34]*[.A52]" office:value-type="float" office:value="0.238147891074599" calcext:value-type="float">
            <text:p>0,238147891074599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00" calcext:value-type="float">
            <text:p>100</text:p>
          </table:table-cell>
          <table:table-cell table:formula="of:=[.L35]*[.A53]" office:value-type="float" office:value="0.247378429488339" calcext:value-type="float">
            <text:p>0,247378429488339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10" calcext:value-type="float">
            <text:p>110</text:p>
          </table:table-cell>
          <table:table-cell table:formula="of:=[.L36]*[.A54]" office:value-type="float" office:value="0.254762860219331" calcext:value-type="float">
            <text:p>0,254762860219331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20" calcext:value-type="float">
            <text:p>120</text:p>
          </table:table-cell>
          <table:table-cell table:formula="of:=[.L37]*[.A55]" office:value-type="float" office:value="0.26030118326758" calcext:value-type="float">
            <text:p>0,26030118326758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30" calcext:value-type="float">
            <text:p>130</text:p>
          </table:table-cell>
          <table:table-cell table:formula="of:=[.L38]*[.A56]" office:value-type="float" office:value="0.262147290950327" calcext:value-type="float">
            <text:p>0,262147290950327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40" calcext:value-type="float">
            <text:p>140</text:p>
          </table:table-cell>
          <table:table-cell table:formula="of:=[.L39]*[.A57]" office:value-type="float" office:value="0.263993398633078" calcext:value-type="float">
            <text:p>0,263993398633078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50" calcext:value-type="float">
            <text:p>150</text:p>
          </table:table-cell>
          <table:table-cell table:formula="of:=[.L40]*[.A58]" office:value-type="float" office:value="0.267685613998577" calcext:value-type="float">
            <text:p>0,267685613998577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table:number-columns-repeated="1023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lid" table:style-name="ta2">
        <office:forms form:automatic-focus="false" form:apply-design-mode="false"/>
        <table:shapes>
          <draw:frame draw:z-index="0" draw:style-name="gr2" draw:text-style-name="P2" svg:width="16.004cm" svg:height="8.996cm" svg:x="5.747cm" svg:y="18.258cm">
            <draw:object draw:notify-on-update-of-ranges="Solid.A33:Solid.A56 Solid.B33:Solid.B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5.999cm" svg:height="8.999cm" svg:x="37.057cm" svg:y="17.989cm">
            <draw:object draw:notify-on-update-of-ranges="Solid.K33:Solid.K56 Solid.L33:Solid.L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2" draw:text-style-name="P2" svg:width="15.999cm" svg:height="8.999cm" svg:x="8.46cm" svg:y="42.851cm">
            <draw:object draw:notify-on-update-of-ranges="Solid.B75:Solid.B98 Solid.C75:Solid.C9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1016" table:default-cell-style-name="Default"/>
        <table:table-row table:style-name="ro1">
          <table:table-cell table:style-name="ce6" office:value-type="string" calcext:value-type="string">
            <text:p>run 1</text:p>
          </table:table-cell>
          <table:table-cell table:style-name="ce2" table:number-columns-repeated="2"/>
          <table:table-cell table:style-name="ce6" office:value-type="string" calcext:value-type="string">
            <text:p>run 2</text:p>
          </table:table-cell>
          <table:table-cell table:style-name="ce2" table:number-columns-repeated="2"/>
          <table:table-cell table:style-name="ce6" office:value-type="string" calcext:value-type="string">
            <text:p>run 3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tablet mass</text:p>
          </table:table-cell>
          <table:table-cell table:style-name="ce6" office:value-type="string" calcext:value-type="string">
            <text:p>water mass</text:p>
          </table:table-cell>
          <table:table-cell table:style-name="ce2"/>
          <table:table-cell table:style-name="ce6" office:value-type="string" calcext:value-type="string">
            <text:p>tablet mass</text:p>
          </table:table-cell>
          <table:table-cell table:style-name="ce6" office:value-type="string" calcext:value-type="string">
            <text:p>water mass</text:p>
          </table:table-cell>
          <table:table-cell table:style-name="ce2"/>
          <table:table-cell table:style-name="ce6" office:value-type="string" calcext:value-type="string">
            <text:p>tablet mass</text:p>
          </table:table-cell>
          <table:table-cell table:style-name="ce6" office:value-type="string" calcext:value-type="string">
            <text:p>water mass</text:p>
          </table:table-cell>
          <table:table-cell table:number-columns-repeated="1016"/>
        </table:table-row>
        <table:table-row table:style-name="ro1">
          <table:table-cell table:style-name="ce6" office:value-type="float" office:value="4.09" calcext:value-type="float">
            <text:p>4,09</text:p>
          </table:table-cell>
          <table:table-cell table:style-name="ce6" office:value-type="float" office:value="31.15" calcext:value-type="float">
            <text:p>31,15</text:p>
          </table:table-cell>
          <table:table-cell table:style-name="ce2"/>
          <table:table-cell table:style-name="ce6" office:value-type="float" office:value="4.18" calcext:value-type="float">
            <text:p>4,18</text:p>
          </table:table-cell>
          <table:table-cell table:style-name="ce6" office:value-type="float" office:value="30.13" calcext:value-type="float">
            <text:p>30,13</text:p>
          </table:table-cell>
          <table:table-cell table:style-name="ce2"/>
          <table:table-cell table:style-name="ce6" office:value-type="float" office:value="4.09" calcext:value-type="float">
            <text:p>4,09</text:p>
          </table:table-cell>
          <table:table-cell table:style-name="ce6" office:value-type="float" office:value="31.59" calcext:value-type="float">
            <text:p>31,5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mass</text:p>
          </table:table-cell>
          <table:table-cell table:style-name="ce2"/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mass</text:p>
          </table:table-cell>
          <table:table-cell table:style-name="ce2"/>
          <table:table-cell table:style-name="ce2" office:value-type="string" calcext:value-type="string">
            <text:p>time (s)</text:p>
          </table:table-cell>
          <table:table-cell table:style-name="ce2" office:value-type="string" calcext:value-type="string">
            <text:p>mass</text:p>
          </table:table-cell>
          <table:table-cell table:number-columns-repeated="1016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7" table:formula="of:=[.A3]+[.B3]" office:value-type="float" office:value="35.24" calcext:value-type="float">
            <text:p>35,24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7" table:formula="of:=[.D3]+[.E3]" office:value-type="float" office:value="34.31" calcext:value-type="float">
            <text:p>34,31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7" table:formula="of:=[.G3]+[.H3]" office:value-type="float" office:value="35.68" calcext:value-type="float">
            <text:p>35,68</text:p>
          </table:table-cell>
          <table:table-cell table:number-columns-repeated="101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35.21" calcext:value-type="float">
            <text:p>35,21</text:p>
          </table:table-cell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34.27" calcext:value-type="float">
            <text:p>34,27</text:p>
          </table:table-cell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35.66" calcext:value-type="float">
            <text:p>35,66</text:p>
          </table:table-cell>
          <table:table-cell table:number-columns-repeated="1016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.2" calcext:value-type="float">
            <text:p>35,2</text:p>
          </table:table-cell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34.23" calcext:value-type="float">
            <text:p>34,23</text:p>
          </table:table-cell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35.59" calcext:value-type="float">
            <text:p>35,59</text:p>
          </table:table-cell>
          <table:table-cell table:number-columns-repeated="1016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.08" calcext:value-type="float">
            <text:p>35,08</text:p>
          </table:table-cell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34.15" calcext:value-type="float">
            <text:p>34,15</text:p>
          </table:table-cell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35.5" calcext:value-type="float">
            <text:p>35,5</text:p>
          </table:table-cell>
          <table:table-cell table:number-columns-repeated="1016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35.02" calcext:value-type="float">
            <text:p>35,02</text:p>
          </table:table-cell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34.06" calcext:value-type="float">
            <text:p>34,06</text:p>
          </table:table-cell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35.44" calcext:value-type="float">
            <text:p>35,44</text:p>
          </table:table-cell>
          <table:table-cell table:number-columns-repeated="1016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34.96" calcext:value-type="float">
            <text:p>34,96</text:p>
          </table:table-cell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34" calcext:value-type="float">
            <text:p>34</text:p>
          </table:table-cell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office:value-type="float" office:value="35.37" calcext:value-type="float">
            <text:p>35,37</text:p>
          </table:table-cell>
          <table:table-cell table:number-columns-repeated="1016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34.92" calcext:value-type="float">
            <text:p>34,92</text:p>
          </table:table-cell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33.95" calcext:value-type="float">
            <text:p>33,95</text:p>
          </table:table-cell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35.31" calcext:value-type="float">
            <text:p>35,31</text:p>
          </table:table-cell>
          <table:table-cell table:number-columns-repeated="1016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34.89" calcext:value-type="float">
            <text:p>34,89</text:p>
          </table:table-cell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office:value-type="float" office:value="33.9" calcext:value-type="float">
            <text:p>33,9</text:p>
          </table:table-cell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office:value-type="float" office:value="35.28" calcext:value-type="float">
            <text:p>35,28</text:p>
          </table:table-cell>
          <table:table-cell table:number-columns-repeated="1016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34.87" calcext:value-type="float">
            <text:p>34,87</text:p>
          </table:table-cell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33.88" calcext:value-type="float">
            <text:p>33,88</text:p>
          </table:table-cell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office:value-type="float" office:value="35.25" calcext:value-type="float">
            <text:p>35,25</text:p>
          </table:table-cell>
          <table:table-cell table:number-columns-repeated="1016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4.84" calcext:value-type="float">
            <text:p>34,84</text:p>
          </table:table-cell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office:value-type="float" office:value="33.84" calcext:value-type="float">
            <text:p>33,84</text:p>
          </table:table-cell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office:value-type="float" office:value="35.24" calcext:value-type="float">
            <text:p>35,24</text:p>
          </table:table-cell>
          <table:table-cell table:number-columns-repeated="1016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4.81" calcext:value-type="float">
            <text:p>34,81</text:p>
          </table:table-cell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3.84" calcext:value-type="float">
            <text:p>33,84</text:p>
          </table:table-cell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5.22" calcext:value-type="float">
            <text:p>35,22</text:p>
          </table:table-cell>
          <table:table-cell table:number-columns-repeated="1016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4.81" calcext:value-type="float">
            <text:p>34,81</text:p>
          </table:table-cell>
          <table:table-cell table:style-name="ce2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3.81" calcext:value-type="float">
            <text:p>33,81</text:p>
          </table:table-cell>
          <table:table-cell table:style-name="ce2"/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5.21" calcext:value-type="float">
            <text:p>35,21</text:p>
          </table:table-cell>
          <table:table-cell table:number-columns-repeated="1016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4.8" calcext:value-type="float">
            <text:p>34,8</text:p>
          </table:table-cell>
          <table:table-cell table:style-name="ce2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3.81" calcext:value-type="float">
            <text:p>33,81</text:p>
          </table:table-cell>
          <table:table-cell table:style-name="ce2"/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5.18" calcext:value-type="float">
            <text:p>35,18</text:p>
          </table:table-cell>
          <table:table-cell table:number-columns-repeated="1016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4.78" calcext:value-type="float">
            <text:p>34,78</text:p>
          </table:table-cell>
          <table:table-cell table:style-name="ce2"/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3.79" calcext:value-type="float">
            <text:p>33,79</text:p>
          </table:table-cell>
          <table:table-cell table:style-name="ce2"/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5.18" calcext:value-type="float">
            <text:p>35,18</text:p>
          </table:table-cell>
          <table:table-cell table:number-columns-repeated="1016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4.78" calcext:value-type="float">
            <text:p>34,78</text:p>
          </table:table-cell>
          <table:table-cell table:style-name="ce2"/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3.79" calcext:value-type="float">
            <text:p>33,79</text:p>
          </table:table-cell>
          <table:table-cell table:style-name="ce2"/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35.18" calcext:value-type="float">
            <text:p>35,18</text:p>
          </table:table-cell>
          <table:table-cell table:number-columns-repeated="1016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4.77" calcext:value-type="float">
            <text:p>34,77</text:p>
          </table:table-cell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3.77" calcext:value-type="float">
            <text:p>33,77</text:p>
          </table:table-cell>
          <table:table-cell table:style-name="ce2"/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5.17" calcext:value-type="float">
            <text:p>35,17</text:p>
          </table:table-cell>
          <table:table-cell table:number-columns-repeated="1016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4.76" calcext:value-type="float">
            <text:p>34,76</text:p>
          </table:table-cell>
          <table:table-cell table:style-name="ce2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3.77" calcext:value-type="float">
            <text:p>33,77</text:p>
          </table:table-cell>
          <table:table-cell table:style-name="ce2"/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5.17" calcext:value-type="float">
            <text:p>35,17</text:p>
          </table:table-cell>
          <table:table-cell table:number-columns-repeated="1016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4.76" calcext:value-type="float">
            <text:p>34,76</text:p>
          </table:table-cell>
          <table:table-cell table:style-name="ce2"/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3.77" calcext:value-type="float">
            <text:p>33,77</text:p>
          </table:table-cell>
          <table:table-cell table:style-name="ce2"/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5.16" calcext:value-type="float">
            <text:p>35,16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4.75" calcext:value-type="float">
            <text:p>34,75</text:p>
          </table:table-cell>
          <table:table-cell table:style-name="ce2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3.76" calcext:value-type="float">
            <text:p>33,76</text:p>
          </table:table-cell>
          <table:table-cell table:style-name="ce2"/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5.16" calcext:value-type="float">
            <text:p>35,16</text:p>
          </table:table-cell>
          <table:table-cell table:number-columns-repeated="1016"/>
        </table:table-row>
        <table:table-row table:style-name="ro1"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4.75" calcext:value-type="float">
            <text:p>34,75</text:p>
          </table:table-cell>
          <table:table-cell table:style-name="ce2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3.75" calcext:value-type="float">
            <text:p>33,75</text:p>
          </table:table-cell>
          <table:table-cell table:style-name="ce2"/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35.16" calcext:value-type="float">
            <text:p>35,16</text:p>
          </table:table-cell>
          <table:table-cell table:number-columns-repeated="1016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4.74" calcext:value-type="float">
            <text:p>34,74</text:p>
          </table:table-cell>
          <table:table-cell table:style-name="ce2"/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3.75" calcext:value-type="float">
            <text:p>33,75</text:p>
          </table:table-cell>
          <table:table-cell table:style-name="ce2"/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5.16" calcext:value-type="float">
            <text:p>35,16</text:p>
          </table:table-cell>
          <table:table-cell table:number-columns-repeated="1016"/>
        </table:table-row>
        <table:table-row table:style-name="ro1"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4.74" calcext:value-type="float">
            <text:p>34,74</text:p>
          </table:table-cell>
          <table:table-cell table:style-name="ce2"/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3.74" calcext:value-type="float">
            <text:p>33,74</text:p>
          </table:table-cell>
          <table:table-cell table:style-name="ce6"/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5.16" calcext:value-type="float">
            <text:p>35,16</text:p>
          </table:table-cell>
          <table:table-cell table:number-columns-repeated="1016"/>
        </table:table-row>
        <table:table-row table:style-name="ro1"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34.74" calcext:value-type="float">
            <text:p>34,74</text:p>
          </table:table-cell>
          <table:table-cell table:style-name="ce2"/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33.74" calcext:value-type="float">
            <text:p>33,74</text:p>
          </table:table-cell>
          <table:table-cell table:style-name="ce2"/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35.16" calcext:value-type="float">
            <text:p>35,16</text:p>
          </table:table-cell>
          <table:table-cell table:number-columns-repeated="1016"/>
        </table:table-row>
        <table:table-row table:style-name="ro1"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34.73" calcext:value-type="float">
            <text:p>34,73</text:p>
          </table:table-cell>
          <table:table-cell table:style-name="ce6"/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33.74" calcext:value-type="float">
            <text:p>33,74</text:p>
          </table:table-cell>
          <table:table-cell table:style-name="ce2"/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35.16" calcext:value-type="float">
            <text:p>35,16</text:p>
          </table:table-cell>
          <table:table-cell table:number-columns-repeated="1016"/>
        </table:table-row>
        <table:table-row table:style-name="ro1"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34.73" calcext:value-type="float">
            <text:p>34,73</text:p>
          </table:table-cell>
          <table:table-cell table:style-name="ce2"/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33.74" calcext:value-type="float">
            <text:p>33,74</text:p>
          </table:table-cell>
          <table:table-cell table:style-name="ce2"/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35.16" calcext:value-type="float">
            <text:p>35,16</text:p>
          </table:table-cell>
          <table:table-cell table:number-columns-repeated="1016"/>
        </table:table-row>
        <table:table-row table:style-name="ro1"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4.73" calcext:value-type="float">
            <text:p>34,73</text:p>
          </table:table-cell>
          <table:table-cell table:style-name="ce2"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3.74" calcext:value-type="float">
            <text:p>33,74</text:p>
          </table:table-cell>
          <table:table-cell table:style-name="ce2"/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5.16" calcext:value-type="float">
            <text:p>35,16</text:p>
          </table:table-cell>
          <table:table-cell table:number-columns-repeated="1016"/>
        </table:table-row>
        <table:table-row table:style-name="ro1"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4.73" calcext:value-type="float">
            <text:p>34,73</text:p>
          </table:table-cell>
          <table:table-cell table:style-name="ce2"/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3.74" calcext:value-type="float">
            <text:p>33,74</text:p>
          </table:table-cell>
          <table:table-cell table:style-name="ce2"/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5.16" calcext:value-type="float">
            <text:p>35,16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([.B5]+[.E5]+[.H5])/3" office:value-type="float" office:value="35.0766666666667" calcext:value-type="float">
            <text:p>35,0766666666667</text:p>
          </table:table-cell>
          <table:table-cell table:number-columns-repeated="7"/>
          <table:table-cell table:formula="of:=[.B33]" office:value-type="float" office:value="35.0766666666667" calcext:value-type="float">
            <text:p>35,0766666666667</text:p>
          </table:table-cell>
          <table:table-cell office:value-type="float" office:value="0" calcext:value-type="float">
            <text:p>0</text:p>
          </table:table-cell>
          <table:table-cell table:formula="of:=[.J33]-[.B3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B6]+[.E6]+[.H6])/3" office:value-type="float" office:value="35.0466666666667" calcext:value-type="float">
            <text:p>35,0466666666667</text:p>
          </table:table-cell>
          <table:table-cell table:number-columns-repeated="7"/>
          <table:table-cell table:formula="of:=[.B33]" office:value-type="float" office:value="35.0766666666667" calcext:value-type="float">
            <text:p>35,0766666666667</text:p>
          </table:table-cell>
          <table:table-cell office:value-type="float" office:value="10" calcext:value-type="float">
            <text:p>10</text:p>
          </table:table-cell>
          <table:table-cell table:formula="of:=[.J34]-[.B34]" office:value-type="float" office:value="0.0300000000000082" calcext:value-type="float">
            <text:p>0,0300000000000082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([.B7]+[.E7]+[.H7])/3" office:value-type="float" office:value="35.0066666666667" calcext:value-type="float">
            <text:p>35,0066666666667</text:p>
          </table:table-cell>
          <table:table-cell table:number-columns-repeated="7"/>
          <table:table-cell table:formula="of:=[.J34]" office:value-type="float" office:value="35.0766666666667" calcext:value-type="float">
            <text:p>35,0766666666667</text:p>
          </table:table-cell>
          <table:table-cell office:value-type="float" office:value="20" calcext:value-type="float">
            <text:p>20</text:p>
          </table:table-cell>
          <table:table-cell table:formula="of:=[.J35]-[.B35]" office:value-type="float" office:value="0.0700000000000074" calcext:value-type="float">
            <text:p>0,0700000000000074</text:p>
          </table:table-cell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([.B8]+[.E8]+[.H8])/3" office:value-type="float" office:value="34.91" calcext:value-type="float">
            <text:p>34,91</text:p>
          </table:table-cell>
          <table:table-cell table:number-columns-repeated="7"/>
          <table:table-cell table:formula="of:=[.J35]" office:value-type="float" office:value="35.0766666666667" calcext:value-type="float">
            <text:p>35,0766666666667</text:p>
          </table:table-cell>
          <table:table-cell office:value-type="float" office:value="30" calcext:value-type="float">
            <text:p>30</text:p>
          </table:table-cell>
          <table:table-cell table:formula="of:=[.J36]-[.B36]" office:value-type="float" office:value="0.166666666666679" calcext:value-type="float">
            <text:p>0,166666666666679</text:p>
          </table:table-cell>
          <table:table-cell table:number-columns-repeated="101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([.B9]+[.E9]+[.H9])/3" office:value-type="float" office:value="34.84" calcext:value-type="float">
            <text:p>34,84</text:p>
          </table:table-cell>
          <table:table-cell table:number-columns-repeated="7"/>
          <table:table-cell table:formula="of:=[.J36]" office:value-type="float" office:value="35.0766666666667" calcext:value-type="float">
            <text:p>35,0766666666667</text:p>
          </table:table-cell>
          <table:table-cell office:value-type="float" office:value="40" calcext:value-type="float">
            <text:p>40</text:p>
          </table:table-cell>
          <table:table-cell table:formula="of:=[.J37]-[.B37]" office:value-type="float" office:value="0.236666666666672" calcext:value-type="float">
            <text:p>0,236666666666672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B10]+[.E10]+[.H10])/3" office:value-type="float" office:value="34.7766666666667" calcext:value-type="float">
            <text:p>34,7766666666667</text:p>
          </table:table-cell>
          <table:table-cell table:number-columns-repeated="7"/>
          <table:table-cell table:formula="of:=[.J37]" office:value-type="float" office:value="35.0766666666667" calcext:value-type="float">
            <text:p>35,0766666666667</text:p>
          </table:table-cell>
          <table:table-cell office:value-type="float" office:value="50" calcext:value-type="float">
            <text:p>50</text:p>
          </table:table-cell>
          <table:table-cell table:formula="of:=[.J38]-[.B38]" office:value-type="float" office:value="0.300000000000004" calcext:value-type="float">
            <text:p>0,300000000000004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([.B11]+[.E11]+[.H11])/3" office:value-type="float" office:value="34.7266666666667" calcext:value-type="float">
            <text:p>34,7266666666667</text:p>
          </table:table-cell>
          <table:table-cell table:number-columns-repeated="7"/>
          <table:table-cell table:formula="of:=[.J38]" office:value-type="float" office:value="35.0766666666667" calcext:value-type="float">
            <text:p>35,0766666666667</text:p>
          </table:table-cell>
          <table:table-cell office:value-type="float" office:value="60" calcext:value-type="float">
            <text:p>60</text:p>
          </table:table-cell>
          <table:table-cell table:formula="of:=[.J39]-[.B39]" office:value-type="float" office:value="0.350000000000009" calcext:value-type="float">
            <text:p>0,350000000000009</text:p>
          </table:table-cell>
          <table:table-cell table:number-columns-repeated="1012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([.B12]+[.E12]+[.H12])/3" office:value-type="float" office:value="34.69" calcext:value-type="float">
            <text:p>34,69</text:p>
          </table:table-cell>
          <table:table-cell table:number-columns-repeated="7"/>
          <table:table-cell table:formula="of:=[.J39]" office:value-type="float" office:value="35.0766666666667" calcext:value-type="float">
            <text:p>35,0766666666667</text:p>
          </table:table-cell>
          <table:table-cell office:value-type="float" office:value="70" calcext:value-type="float">
            <text:p>70</text:p>
          </table:table-cell>
          <table:table-cell table:formula="of:=[.J40]-[.B40]" office:value-type="float" office:value="0.386666666666677" calcext:value-type="float">
            <text:p>0,386666666666677</text:p>
          </table:table-cell>
          <table:table-cell table:number-columns-repeated="1012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([.B13]+[.E13]+[.H13])/3" office:value-type="float" office:value="34.6666666666667" calcext:value-type="float">
            <text:p>34,6666666666667</text:p>
          </table:table-cell>
          <table:table-cell table:number-columns-repeated="7"/>
          <table:table-cell table:formula="of:=[.J40]" office:value-type="float" office:value="35.0766666666667" calcext:value-type="float">
            <text:p>35,0766666666667</text:p>
          </table:table-cell>
          <table:table-cell office:value-type="float" office:value="80" calcext:value-type="float">
            <text:p>80</text:p>
          </table:table-cell>
          <table:table-cell table:formula="of:=[.J41]-[.B41]" office:value-type="float" office:value="0.410000000000011" calcext:value-type="float">
            <text:p>0,410000000000011</text:p>
          </table:table-cell>
          <table:table-cell table:number-columns-repeated="1012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([.B14]+[.E14]+[.H14])/3" office:value-type="float" office:value="34.64" calcext:value-type="float">
            <text:p>34,64</text:p>
          </table:table-cell>
          <table:table-cell table:number-columns-repeated="7"/>
          <table:table-cell table:formula="of:=[.J41]" office:value-type="float" office:value="35.0766666666667" calcext:value-type="float">
            <text:p>35,0766666666667</text:p>
          </table:table-cell>
          <table:table-cell office:value-type="float" office:value="90" calcext:value-type="float">
            <text:p>90</text:p>
          </table:table-cell>
          <table:table-cell table:formula="of:=[.J42]-[.B42]" office:value-type="float" office:value="0.436666666666667" calcext:value-type="float">
            <text:p>0,436666666666667</text:p>
          </table:table-cell>
          <table:table-cell table:number-columns-repeated="1012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([.B15]+[.E15]+[.H15])/3" office:value-type="float" office:value="34.6233333333333" calcext:value-type="float">
            <text:p>34,6233333333333</text:p>
          </table:table-cell>
          <table:table-cell table:number-columns-repeated="7"/>
          <table:table-cell table:formula="of:=[.J42]" office:value-type="float" office:value="35.0766666666667" calcext:value-type="float">
            <text:p>35,0766666666667</text:p>
          </table:table-cell>
          <table:table-cell office:value-type="float" office:value="100" calcext:value-type="float">
            <text:p>100</text:p>
          </table:table-cell>
          <table:table-cell table:formula="of:=[.J43]-[.B43]" office:value-type="float" office:value="0.45333333333334" calcext:value-type="float">
            <text:p>0,45333333333334</text:p>
          </table:table-cell>
          <table:table-cell table:number-columns-repeated="1012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([.B16]+[.E16]+[.H16])/3" office:value-type="float" office:value="34.61" calcext:value-type="float">
            <text:p>34,61</text:p>
          </table:table-cell>
          <table:table-cell table:number-columns-repeated="7"/>
          <table:table-cell table:formula="of:=[.J43]" office:value-type="float" office:value="35.0766666666667" calcext:value-type="float">
            <text:p>35,0766666666667</text:p>
          </table:table-cell>
          <table:table-cell office:value-type="float" office:value="110" calcext:value-type="float">
            <text:p>110</text:p>
          </table:table-cell>
          <table:table-cell table:formula="of:=[.J44]-[.B44]" office:value-type="float" office:value="0.466666666666669" calcext:value-type="float">
            <text:p>0,466666666666669</text:p>
          </table:table-cell>
          <table:table-cell table:number-columns-repeated="1012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([.B17]+[.E17]+[.H17])/3" office:value-type="float" office:value="34.5966666666667" calcext:value-type="float">
            <text:p>34,5966666666667</text:p>
          </table:table-cell>
          <table:table-cell table:number-columns-repeated="7"/>
          <table:table-cell table:formula="of:=[.J44]" office:value-type="float" office:value="35.0766666666667" calcext:value-type="float">
            <text:p>35,0766666666667</text:p>
          </table:table-cell>
          <table:table-cell office:value-type="float" office:value="120" calcext:value-type="float">
            <text:p>120</text:p>
          </table:table-cell>
          <table:table-cell table:formula="of:=[.J45]-[.B45]" office:value-type="float" office:value="0.480000000000011" calcext:value-type="float">
            <text:p>0,480000000000011</text:p>
          </table:table-cell>
          <table:table-cell table:number-columns-repeated="1012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([.B18]+[.E18]+[.H18])/3" office:value-type="float" office:value="34.5833333333333" calcext:value-type="float">
            <text:p>34,5833333333333</text:p>
          </table:table-cell>
          <table:table-cell table:number-columns-repeated="7"/>
          <table:table-cell table:formula="of:=[.J45]" office:value-type="float" office:value="35.0766666666667" calcext:value-type="float">
            <text:p>35,0766666666667</text:p>
          </table:table-cell>
          <table:table-cell office:value-type="float" office:value="130" calcext:value-type="float">
            <text:p>130</text:p>
          </table:table-cell>
          <table:table-cell table:formula="of:=[.J46]-[.B46]" office:value-type="float" office:value="0.493333333333339" calcext:value-type="float">
            <text:p>0,493333333333339</text:p>
          </table:table-cell>
          <table:table-cell table:number-columns-repeated="1012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([.B19]+[.E19]+[.H19])/3" office:value-type="float" office:value="34.5833333333333" calcext:value-type="float">
            <text:p>34,5833333333333</text:p>
          </table:table-cell>
          <table:table-cell table:number-columns-repeated="7"/>
          <table:table-cell table:formula="of:=[.J46]" office:value-type="float" office:value="35.0766666666667" calcext:value-type="float">
            <text:p>35,0766666666667</text:p>
          </table:table-cell>
          <table:table-cell office:value-type="float" office:value="140" calcext:value-type="float">
            <text:p>140</text:p>
          </table:table-cell>
          <table:table-cell table:formula="of:=[.J47]-[.B47]" office:value-type="float" office:value="0.493333333333339" calcext:value-type="float">
            <text:p>0,493333333333339</text:p>
          </table:table-cell>
          <table:table-cell table:number-columns-repeated="1012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([.B20]+[.E20]+[.H20])/3" office:value-type="float" office:value="34.57" calcext:value-type="float">
            <text:p>34,57</text:p>
          </table:table-cell>
          <table:table-cell table:number-columns-repeated="7"/>
          <table:table-cell table:formula="of:=[.J47]" office:value-type="float" office:value="35.0766666666667" calcext:value-type="float">
            <text:p>35,0766666666667</text:p>
          </table:table-cell>
          <table:table-cell office:value-type="float" office:value="150" calcext:value-type="float">
            <text:p>150</text:p>
          </table:table-cell>
          <table:table-cell table:formula="of:=[.J48]-[.B48]" office:value-type="float" office:value="0.506666666666675" calcext:value-type="float">
            <text:p>0,506666666666675</text:p>
          </table:table-cell>
          <table:table-cell table:number-columns-repeated="1012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([.B21]+[.E21]+[.H21])/3" office:value-type="float" office:value="34.5666666666667" calcext:value-type="float">
            <text:p>34,5666666666667</text:p>
          </table:table-cell>
          <table:table-cell table:number-columns-repeated="7"/>
          <table:table-cell table:formula="of:=[.J48]" office:value-type="float" office:value="35.0766666666667" calcext:value-type="float">
            <text:p>35,0766666666667</text:p>
          </table:table-cell>
          <table:table-cell office:value-type="float" office:value="160" calcext:value-type="float">
            <text:p>160</text:p>
          </table:table-cell>
          <table:table-cell table:formula="of:=[.J49]-[.B49]" office:value-type="float" office:value="0.510000000000005" calcext:value-type="float">
            <text:p>0,510000000000005</text:p>
          </table:table-cell>
          <table:table-cell table:number-columns-repeated="1012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([.B22]+[.E22]+[.H22])/3" office:value-type="float" office:value="34.5633333333333" calcext:value-type="float">
            <text:p>34,5633333333333</text:p>
          </table:table-cell>
          <table:table-cell table:number-columns-repeated="7"/>
          <table:table-cell table:formula="of:=[.J49]" office:value-type="float" office:value="35.0766666666667" calcext:value-type="float">
            <text:p>35,0766666666667</text:p>
          </table:table-cell>
          <table:table-cell office:value-type="float" office:value="170" calcext:value-type="float">
            <text:p>170</text:p>
          </table:table-cell>
          <table:table-cell table:formula="of:=[.J50]-[.B50]" office:value-type="float" office:value="0.513333333333343" calcext:value-type="float">
            <text:p>0,513333333333343</text:p>
          </table:table-cell>
          <table:table-cell table:number-columns-repeated="1012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([.B23]+[.E23]+[.H23])/3" office:value-type="float" office:value="34.5566666666667" calcext:value-type="float">
            <text:p>34,5566666666667</text:p>
          </table:table-cell>
          <table:table-cell table:number-columns-repeated="7"/>
          <table:table-cell table:formula="of:=[.J50]" office:value-type="float" office:value="35.0766666666667" calcext:value-type="float">
            <text:p>35,0766666666667</text:p>
          </table:table-cell>
          <table:table-cell office:value-type="float" office:value="180" calcext:value-type="float">
            <text:p>180</text:p>
          </table:table-cell>
          <table:table-cell table:formula="of:=[.J51]-[.B51]" office:value-type="float" office:value="0.52000000000001" calcext:value-type="float">
            <text:p>0,52000000000001</text:p>
          </table:table-cell>
          <table:table-cell table:number-columns-repeated="1012"/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([.B24]+[.E24]+[.H24])/3" office:value-type="float" office:value="34.5533333333333" calcext:value-type="float">
            <text:p>34,5533333333333</text:p>
          </table:table-cell>
          <table:table-cell table:number-columns-repeated="7"/>
          <table:table-cell table:formula="of:=[.J51]" office:value-type="float" office:value="35.0766666666667" calcext:value-type="float">
            <text:p>35,0766666666667</text:p>
          </table:table-cell>
          <table:table-cell office:value-type="float" office:value="190" calcext:value-type="float">
            <text:p>190</text:p>
          </table:table-cell>
          <table:table-cell table:formula="of:=[.J52]-[.B52]" office:value-type="float" office:value="0.523333333333341" calcext:value-type="float">
            <text:p>0,523333333333341</text:p>
          </table:table-cell>
          <table:table-cell table:number-columns-repeated="1012"/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([.B25]+[.E25]+[.H25])/3" office:value-type="float" office:value="34.55" calcext:value-type="float">
            <text:p>34,55</text:p>
          </table:table-cell>
          <table:table-cell table:number-columns-repeated="7"/>
          <table:table-cell table:formula="of:=[.J52]" office:value-type="float" office:value="35.0766666666667" calcext:value-type="float">
            <text:p>35,0766666666667</text:p>
          </table:table-cell>
          <table:table-cell office:value-type="float" office:value="200" calcext:value-type="float">
            <text:p>200</text:p>
          </table:table-cell>
          <table:table-cell table:formula="of:=[.J53]-[.B53]" office:value-type="float" office:value="0.526666666666671" calcext:value-type="float">
            <text:p>0,526666666666671</text:p>
          </table:table-cell>
          <table:table-cell table:number-columns-repeated="1012"/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([.B26]+[.E26]+[.H26])/3" office:value-type="float" office:value="34.5466666666667" calcext:value-type="float">
            <text:p>34,5466666666667</text:p>
          </table:table-cell>
          <table:table-cell table:number-columns-repeated="7"/>
          <table:table-cell table:formula="of:=[.J53]" office:value-type="float" office:value="35.0766666666667" calcext:value-type="float">
            <text:p>35,0766666666667</text:p>
          </table:table-cell>
          <table:table-cell office:value-type="float" office:value="210" calcext:value-type="float">
            <text:p>210</text:p>
          </table:table-cell>
          <table:table-cell table:formula="of:=[.J54]-[.B54]" office:value-type="float" office:value="0.530000000000008" calcext:value-type="float">
            <text:p>0,530000000000008</text:p>
          </table:table-cell>
          <table:table-cell table:number-columns-repeated="1012"/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([.B27]+[.E27]+[.H27])/3" office:value-type="float" office:value="34.5466666666667" calcext:value-type="float">
            <text:p>34,5466666666667</text:p>
          </table:table-cell>
          <table:table-cell table:number-columns-repeated="7"/>
          <table:table-cell table:formula="of:=[.J54]" office:value-type="float" office:value="35.0766666666667" calcext:value-type="float">
            <text:p>35,0766666666667</text:p>
          </table:table-cell>
          <table:table-cell office:value-type="float" office:value="220" calcext:value-type="float">
            <text:p>220</text:p>
          </table:table-cell>
          <table:table-cell table:formula="of:=[.J55]-[.B55]" office:value-type="float" office:value="0.530000000000008" calcext:value-type="float">
            <text:p>0,530000000000008</text:p>
          </table:table-cell>
          <table:table-cell table:number-columns-repeated="1012"/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([.B28]+[.E28]+[.H28])/3" office:value-type="float" office:value="34.5433333333333" calcext:value-type="float">
            <text:p>34,5433333333333</text:p>
          </table:table-cell>
          <table:table-cell table:number-columns-repeated="7"/>
          <table:table-cell table:formula="of:=[.J55]" office:value-type="float" office:value="35.0766666666667" calcext:value-type="float">
            <text:p>35,0766666666667</text:p>
          </table:table-cell>
          <table:table-cell office:value-type="float" office:value="230" calcext:value-type="float">
            <text:p>230</text:p>
          </table:table-cell>
          <table:table-cell table:formula="of:=[.J56]-[.B56]" office:value-type="float" office:value="0.533333333333346" calcext:value-type="float">
            <text:p>0,533333333333346</text:p>
          </table:table-cell>
          <table:table-cell table:number-columns-repeated="1012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office:value-type="string" calcext:value-type="string">
            <text:p>1 g of CO2 in dm³</text:p>
          </table:table-cell>
          <table:table-cell table:number-columns-repeated="1023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table:number-columns-repeated="1023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table:number-columns-repeated="1023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0" calcext:value-type="float">
            <text:p>10</text:p>
          </table:table-cell>
          <table:table-cell table:formula="of:=[.L34]*[.A73]" office:value-type="float" office:value="0.0166149691447438" calcext:value-type="float">
            <text:p>0,0166149691447438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20" calcext:value-type="float">
            <text:p>20</text:p>
          </table:table-cell>
          <table:table-cell table:formula="of:=[.L35]*[.A74]" office:value-type="float" office:value="0.0387682613377289" calcext:value-type="float">
            <text:p>0,0387682613377289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30" calcext:value-type="float">
            <text:p>30</text:p>
          </table:table-cell>
          <table:table-cell table:formula="of:=[.L36]*[.A75]" office:value-type="float" office:value="0.0923053841374466" calcext:value-type="float">
            <text:p>0,0923053841374466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40" calcext:value-type="float">
            <text:p>40</text:p>
          </table:table-cell>
          <table:table-cell table:formula="of:=[.L37]*[.A76]" office:value-type="float" office:value="0.131073645475168" calcext:value-type="float">
            <text:p>0,131073645475168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50" calcext:value-type="float">
            <text:p>50</text:p>
          </table:table-cell>
          <table:table-cell table:formula="of:=[.L38]*[.A77]" office:value-type="float" office:value="0.166149691447394" calcext:value-type="float">
            <text:p>0,166149691447394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60" calcext:value-type="float">
            <text:p>60</text:p>
          </table:table-cell>
          <table:table-cell table:formula="of:=[.L39]*[.A78]" office:value-type="float" office:value="0.193841306688629" calcext:value-type="float">
            <text:p>0,193841306688629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70" calcext:value-type="float">
            <text:p>70</text:p>
          </table:table-cell>
          <table:table-cell table:formula="of:=[.L40]*[.A79]" office:value-type="float" office:value="0.214148491198867" calcext:value-type="float">
            <text:p>0,214148491198867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80" calcext:value-type="float">
            <text:p>80</text:p>
          </table:table-cell>
          <table:table-cell table:formula="of:=[.L41]*[.A80]" office:value-type="float" office:value="0.227071244978108" calcext:value-type="float">
            <text:p>0,227071244978108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90" calcext:value-type="float">
            <text:p>90</text:p>
          </table:table-cell>
          <table:table-cell table:formula="of:=[.L42]*[.A81]" office:value-type="float" office:value="0.241840106440093" calcext:value-type="float">
            <text:p>0,241840106440093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00" calcext:value-type="float">
            <text:p>100</text:p>
          </table:table-cell>
          <table:table-cell table:formula="of:=[.L43]*[.A82]" office:value-type="float" office:value="0.251070644853841" calcext:value-type="float">
            <text:p>0,251070644853841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10" calcext:value-type="float">
            <text:p>110</text:p>
          </table:table-cell>
          <table:table-cell table:formula="of:=[.L44]*[.A83]" office:value-type="float" office:value="0.258455075584833" calcext:value-type="float">
            <text:p>0,258455075584833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20" calcext:value-type="float">
            <text:p>120</text:p>
          </table:table-cell>
          <table:table-cell table:formula="of:=[.L45]*[.A84]" office:value-type="float" office:value="0.265839506315833" calcext:value-type="float">
            <text:p>0,265839506315833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30" calcext:value-type="float">
            <text:p>130</text:p>
          </table:table-cell>
          <table:table-cell table:formula="of:=[.L46]*[.A85]" office:value-type="float" office:value="0.273223937046826" calcext:value-type="float">
            <text:p>0,273223937046826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40" calcext:value-type="float">
            <text:p>140</text:p>
          </table:table-cell>
          <table:table-cell table:formula="of:=[.L47]*[.A86]" office:value-type="float" office:value="0.273223937046826" calcext:value-type="float">
            <text:p>0,273223937046826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50" calcext:value-type="float">
            <text:p>150</text:p>
          </table:table-cell>
          <table:table-cell table:formula="of:=[.L48]*[.A87]" office:value-type="float" office:value="0.280608367777822" calcext:value-type="float">
            <text:p>0,280608367777822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60" calcext:value-type="float">
            <text:p>160</text:p>
          </table:table-cell>
          <table:table-cell table:formula="of:=[.L49]*[.A88]" office:value-type="float" office:value="0.282454475460569" calcext:value-type="float">
            <text:p>0,282454475460569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70" calcext:value-type="float">
            <text:p>170</text:p>
          </table:table-cell>
          <table:table-cell table:formula="of:=[.L50]*[.A89]" office:value-type="float" office:value="0.28430058314332" calcext:value-type="float">
            <text:p>0,28430058314332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80" calcext:value-type="float">
            <text:p>180</text:p>
          </table:table-cell>
          <table:table-cell table:formula="of:=[.L51]*[.A90]" office:value-type="float" office:value="0.287992798508818" calcext:value-type="float">
            <text:p>0,287992798508818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190" calcext:value-type="float">
            <text:p>190</text:p>
          </table:table-cell>
          <table:table-cell table:formula="of:=[.L52]*[.A91]" office:value-type="float" office:value="0.289838906191566" calcext:value-type="float">
            <text:p>0,289838906191566</text:p>
          </table:table-cell>
          <table:table-cell table:number-columns-repeated="1021"/>
        </table:table-row>
        <table:table-row table:style-name="ro2">
          <table:table-cell office:value-type="float" office:value="0.55383230482464" calcext:value-type="float">
            <text:p>0,55383230482464</text:p>
          </table:table-cell>
          <table:table-cell office:value-type="float" office:value="200" calcext:value-type="float">
            <text:p>200</text:p>
          </table:table-cell>
          <table:table-cell table:formula="of:=[.L53]*[.A92]" office:value-type="float" office:value="0.291685013874313" calcext:value-type="float">
            <text:p>0,291685013874313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table:formula="of:=[.L54]*[.A93]" office:value-type="float" office:value="0.293531121557064" calcext:value-type="float">
            <text:p>0,29353112155706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table:formula="of:=[.L55]*[.A94]" office:value-type="float" office:value="0.293531121557064" calcext:value-type="float">
            <text:p>0,29353112155706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table:formula="of:=[.L56]*[.A95]" office:value-type="float" office:value="0.295377229239815" calcext:value-type="float">
            <text:p>0,295377229239815</text:p>
          </table:table-cell>
          <table:table-cell table:number-columns-repeated="1021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FreeSans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6" number:min-decimal-places="6" number:min-integer-digits="1"/>
    </number:number-style>
    <number:date-style style:name="N1015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3P0"/>
    </number:currency-style>
    <number:time-style style:name="N10152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4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3" number:language="en" number:country="US">
      <number:hours/>
      <number:text>:</number:text>
      <number:minutes number:style="long"/>
      <number:text> </number:text>
      <number:am-pm/>
    </number:time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date-style style:name="N10138" number:language="en" number:country="US">
      <number:day/>
      <number:text>-</number:text>
      <number:month number:textual="true"/>
    </number:date-style>
    <number:date-style style:name="N10137" number:language="en" number:country="US">
      <number:month number:textual="true"/>
      <number:text>-</number:text>
      <number:year/>
    </number:date-style>
    <number:time-style style:name="N10136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number-style style:name="N1013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28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owder" style:display-name="PageStyle_Powd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lid" style:display-name="PageStyle_Soli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1-09T14:07:25.805883514</dc:date>
    <meta:editing-duration>PT3H43M49S</meta:editing-duration>
    <meta:editing-cycles>7</meta:editing-cycles>
    <meta:document-statistic meta:table-count="2" meta:cell-count="642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48cm" svg:y="0.316cm" chart:style-name="ch2">
          <text:p>Mass of water</text:p>
        </chart:title>
        <chart:plot-area chart:style-name="ch3" table:cell-range-address="Powder.A25:Powder.B40" svg:x="1.411cm" svg:y="1.381cm" svg:width="14.269cm" svg:height="6.378cm">
          <chart:coordinate-region svg:x="2.297cm" svg:y="1.621cm" svg:width="13.103cm" svg:height="5.413cm"/>
          <chart:axis chart:dimension="x" chart:name="primary-x" chart:style-name="ch4">
            <chart:title svg:x="7.892cm" svg:y="7.939cm" chart:style-name="ch5">
              <text:p>Time (s)</text:p>
            </chart:title>
          </chart:axis>
          <chart:axis chart:dimension="y" chart:name="primary-y" chart:style-name="ch6">
            <chart:title svg:x="0.451cm" svg:y="5.99cm" chart:style-name="ch7">
              <text:p>Mass in beaker (g)</text:p>
            </chart:title>
            <chart:grid chart:style-name="ch8" chart:class="major"/>
          </chart:axis>
          <chart:series chart:style-name="ch9" chart:values-cell-range-address="Powder.B25:Powder.B40" chart:class="chart:scatter">
            <chart:domain table:cell-range-address="Powder.A25:Powder.A40"/>
            <chart:regression-curve chart:style-name="ch10"/>
            <chart:data-point chart:repeated="6"/>
            <chart:data-point chart:style-name="ch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der.A25:Powder.A40</svg:desc>
                </draw:g>
              </table:table-cell>
              <table:table-cell office:value-type="float" office:value="35.0733333333333">
                <text:p>35.0733333333333</text:p>
                <draw:g>
                  <svg:desc>Powder.B25:Powder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4.93">
                <text:p>34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4.8733333333333">
                <text:p>34.87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4.8266666666667">
                <text:p>34.8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4.72">
                <text:p>34.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4.6766666666667">
                <text:p>34.67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4.6433333333333">
                <text:p>34.64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4.6266666666667">
                <text:p>34.62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4.6133333333333">
                <text:p>34.61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4.6033333333333">
                <text:p>34.60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4.5966666666667">
                <text:p>34.59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34.59">
                <text:p>34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owder.K25:Powder.L40" svg:x="1.411cm" svg:y="0.18cm" svg:width="14.269cm" svg:height="7.579cm">
          <chart:coordinate-region svg:x="2.112cm" svg:y="0.42cm" svg:width="13.288cm" svg:height="6.613cm"/>
          <chart:axis chart:dimension="x" chart:name="primary-x" chart:style-name="ch3">
            <chart:title svg:x="7.892cm" svg:y="7.939cm" chart:style-name="ch4">
              <text:p>Time (s)</text:p>
            </chart:title>
          </chart:axis>
          <chart:axis chart:dimension="y" chart:name="primary-y" chart:style-name="ch5">
            <chart:title svg:x="0.451cm" svg:y="5.204cm" chart:style-name="ch6">
              <text:p>Mass of CO2 (g)</text:p>
            </chart:title>
            <chart:grid chart:style-name="ch7" chart:class="major"/>
          </chart:axis>
          <chart:series chart:style-name="ch8" chart:values-cell-range-address="Powder.L25:Powder.L40" chart:class="chart:scatter">
            <chart:domain table:cell-range-address="Powder.K25:Powder.K40"/>
            <chart:regression-curve chart:style-name="ch9"/>
            <chart:data-point chart:repeated="13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der.K25:Powder.K40</svg:desc>
                </draw:g>
              </table:table-cell>
              <table:table-cell office:value-type="float" office:value="0">
                <text:p>0</text:p>
                <draw:g>
                  <svg:desc>Powder.L25:Powder.L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733333333333306">
                <text:p>0.0733333333333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143333333333331">
                <text:p>0.143333333333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199999999999996">
                <text:p>0.1999999999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24666666666667">
                <text:p>0.24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293333333333329">
                <text:p>0.293333333333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353333333333332">
                <text:p>0.353333333333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373333333333328">
                <text:p>0.373333333333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396666666666661">
                <text:p>0.3966666666666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430000000000007">
                <text:p>0.430000000000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446666666666665">
                <text:p>0.446666666666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459999999999994">
                <text:p>0.459999999999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469999999999999">
                <text:p>0.46999999999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473333333333329">
                <text:p>0.473333333333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476666666666667">
                <text:p>0.47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483333333333334">
                <text:p>0.483333333333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Powder.B46:Powder.C61" svg:x="1.411cm" svg:y="0.18cm" svg:width="14.269cm" svg:height="7.579cm">
          <chart:coordinate-region svg:x="2.297cm" svg:y="0.42cm" svg:width="13.103cm" svg:height="6.613cm"/>
          <chart:axis chart:dimension="x" chart:name="primary-x" chart:style-name="ch3">
            <chart:title svg:x="7.892cm" svg:y="7.939cm" chart:style-name="ch4">
              <text:p>Time (s)</text:p>
            </chart:title>
          </chart:axis>
          <chart:axis chart:dimension="y" chart:name="primary-y" chart:style-name="ch5">
            <chart:title svg:x="0.451cm" svg:y="5.561cm" chart:style-name="ch6">
              <text:p>Volume of CO2 (dm³)</text:p>
            </chart:title>
            <chart:grid chart:style-name="ch7" chart:class="major"/>
          </chart:axis>
          <chart:series chart:style-name="ch8" chart:values-cell-range-address="Powder.C46:Powder.C61" chart:class="chart:scatter">
            <chart:domain table:cell-range-address="Powder.B46:Powder.B61"/>
            <chart:regression-curve chart:style-name="ch9"/>
            <chart:data-point chart:repeated="10"/>
            <chart:data-point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wder.B46:Powder.B61</svg:desc>
                </draw:g>
              </table:table-cell>
              <table:table-cell office:value-type="float" office:value="0">
                <text:p>0</text:p>
                <draw:g>
                  <svg:desc>Powder.C46:Powder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406143690204721">
                <text:p>0.0406143690204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79382630358197">
                <text:p>0.079382630358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110766460964926">
                <text:p>0.110766460964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136611968523413">
                <text:p>0.136611968523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162457476081892">
                <text:p>0.162457476081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195687414371372">
                <text:p>0.195687414371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206764060467863">
                <text:p>0.206764060467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219686814247104">
                <text:p>0.219686814247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238147891074599">
                <text:p>0.238147891074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247378429488339">
                <text:p>0.2473784294883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254762860219331">
                <text:p>0.254762860219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26030118326758">
                <text:p>0.26030118326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262147290950327">
                <text:p>0.262147290950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263993398633078">
                <text:p>0.2639933986330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267685613998577">
                <text:p>0.2676856139985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7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8.997cm" xlink:href=".." xlink:type="simple" chart:class="chart:scatter" chart:style-name="ch1">
        <chart:plot-area chart:style-name="ch2" table:cell-range-address="Solid.A33:Solid.B56" svg:x="1.411cm" svg:y="0.179cm" svg:width="14.274cm" svg:height="7.578cm">
          <chart:coordinate-region svg:x="2.297cm" svg:y="0.418cm" svg:width="13.108cm" svg:height="6.613cm"/>
          <chart:axis chart:dimension="x" chart:name="primary-x" chart:style-name="ch3">
            <chart:title svg:x="7.895cm" svg:y="7.936cm" chart:style-name="ch4">
              <text:p>Time (s)</text:p>
            </chart:title>
          </chart:axis>
          <chart:axis chart:dimension="y" chart:name="primary-y" chart:style-name="ch5">
            <chart:title svg:x="0.451cm" svg:y="5.388cm" chart:style-name="ch6">
              <text:p>Mass in beaker (g)</text:p>
            </chart:title>
            <chart:grid chart:style-name="ch7" chart:class="major"/>
          </chart:axis>
          <chart:series chart:style-name="ch8" chart:values-cell-range-address="Solid.B33:Solid.B56" chart:class="chart:scatter">
            <chart:domain table:cell-range-address="Solid.A33:Solid.A56"/>
            <chart:regression-curve chart:style-name="ch9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lid.A33:Solid.A56</svg:desc>
                </draw:g>
              </table:table-cell>
              <table:table-cell office:value-type="float" office:value="35.0766666666667">
                <text:p>35.0766666666667</text:p>
                <draw:g>
                  <svg:desc>Solid.B33:Solid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5.0466666666667">
                <text:p>35.04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5.0066666666667">
                <text:p>35.00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4.91">
                <text:p>34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4.7766666666667">
                <text:p>34.77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4.7266666666667">
                <text:p>34.72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4.69">
                <text:p>34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4.6233333333333">
                <text:p>34.62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4.61">
                <text:p>34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34.5966666666667">
                <text:p>34.59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34.57">
                <text:p>34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34.5666666666667">
                <text:p>34.5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34.5633333333333">
                <text:p>34.56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34.5566666666667">
                <text:p>34.55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4.5533333333333">
                <text:p>34.55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34.5466666666667">
                <text:p>34.54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34.5466666666667">
                <text:p>34.54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34.5433333333333">
                <text:p>34.54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7" chart:regression-force-intercept="tru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olid.K33:Solid.L56" svg:x="1.411cm" svg:y="0.18cm" svg:width="14.269cm" svg:height="7.579cm">
          <chart:coordinate-region svg:x="2.112cm" svg:y="0.42cm" svg:width="13.288cm" svg:height="6.613cm"/>
          <chart:axis chart:dimension="x" chart:name="primary-x" chart:style-name="ch3">
            <chart:title svg:x="7.892cm" svg:y="7.939cm" chart:style-name="ch4">
              <text:p>Time (s)</text:p>
            </chart:title>
          </chart:axis>
          <chart:axis chart:dimension="y" chart:name="primary-y" chart:style-name="ch5">
            <chart:title svg:x="0.451cm" svg:y="5.204cm" chart:style-name="ch6">
              <text:p>Mass of CO2 (g)</text:p>
            </chart:title>
            <chart:grid chart:style-name="ch7" chart:class="major"/>
          </chart:axis>
          <chart:series chart:style-name="ch8" chart:values-cell-range-address="Solid.L33:Solid.L56" chart:class="chart:scatter">
            <chart:domain table:cell-range-address="Solid.K33:Solid.K56"/>
            <chart:regression-curve chart:style-name="ch9"/>
            <chart:data-point chart:repeated="6"/>
            <chart:data-point chart:style-name="ch10" chart:repeated="2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lid.K33:Solid.K56</svg:desc>
                </draw:g>
              </table:table-cell>
              <table:table-cell office:value-type="float" office:value="0">
                <text:p>0</text:p>
                <draw:g>
                  <svg:desc>Solid.L33:Solid.L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300000000000082">
                <text:p>0.0300000000000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700000000000074">
                <text:p>0.0700000000000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166666666666679">
                <text:p>0.166666666666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236666666666672">
                <text:p>0.236666666666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300000000000004">
                <text:p>0.3000000000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350000000000009">
                <text:p>0.350000000000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386666666666677">
                <text:p>0.38666666666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410000000000011">
                <text:p>0.410000000000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436666666666667">
                <text:p>0.43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45333333333334">
                <text:p>0.45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466666666666669">
                <text:p>0.466666666666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480000000000011">
                <text:p>0.480000000000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493333333333339">
                <text:p>0.493333333333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493333333333339">
                <text:p>0.4933333333333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506666666666675">
                <text:p>0.506666666666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510000000000005">
                <text:p>0.510000000000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513333333333343">
                <text:p>0.513333333333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52000000000001">
                <text:p>0.520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523333333333341">
                <text:p>0.523333333333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526666666666671">
                <text:p>0.526666666666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530000000000008">
                <text:p>0.530000000000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530000000000008">
                <text:p>0.530000000000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0.533333333333346">
                <text:p>0.5333333333333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7" chart:regression-force-intercept="tru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olid.B75:Solid.C98" svg:x="1.411cm" svg:y="0.18cm" svg:width="14.269cm" svg:height="7.579cm">
          <chart:coordinate-region svg:x="2.297cm" svg:y="0.42cm" svg:width="13.103cm" svg:height="6.613cm"/>
          <chart:axis chart:dimension="x" chart:name="primary-x" chart:style-name="ch3">
            <chart:title svg:x="7.892cm" svg:y="7.939cm" chart:style-name="ch4">
              <text:p>Time (s)</text:p>
            </chart:title>
          </chart:axis>
          <chart:axis chart:dimension="y" chart:name="primary-y" chart:style-name="ch5">
            <chart:title svg:x="0.451cm" svg:y="5.561cm" chart:style-name="ch6">
              <text:p>Volume of CO2 (dm³)</text:p>
            </chart:title>
            <chart:grid chart:style-name="ch7" chart:class="major"/>
          </chart:axis>
          <chart:series chart:style-name="ch8" chart:values-cell-range-address="Solid.C75:Solid.C98" chart:class="chart:scatter">
            <chart:domain table:cell-range-address="Solid.B75:Solid.B98"/>
            <chart:regression-curve chart:style-name="ch9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lid.B75:Solid.B98</svg:desc>
                </draw:g>
              </table:table-cell>
              <table:table-cell office:value-type="float" office:value="0">
                <text:p>0</text:p>
                <draw:g>
                  <svg:desc>Solid.C75:Solid.C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66149691447438">
                <text:p>0.0166149691447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387682613377289">
                <text:p>0.0387682613377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923053841374466">
                <text:p>0.0923053841374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131073645475168">
                <text:p>0.131073645475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166149691447394">
                <text:p>0.166149691447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193841306688629">
                <text:p>0.193841306688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214148491198867">
                <text:p>0.214148491198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227071244978108">
                <text:p>0.227071244978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241840106440093">
                <text:p>0.241840106440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251070644853841">
                <text:p>0.251070644853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258455075584833">
                <text:p>0.258455075584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265839506315833">
                <text:p>0.265839506315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273223937046826">
                <text:p>0.273223937046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273223937046826">
                <text:p>0.2732239370468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280608367777822">
                <text:p>0.280608367777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282454475460569">
                <text:p>0.282454475460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28430058314332">
                <text:p>0.284300583143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287992798508818">
                <text:p>0.287992798508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289838906191566">
                <text:p>0.2898389061915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291685013874313">
                <text:p>0.291685013874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0.293531121557064">
                <text:p>0.293531121557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0.293531121557064">
                <text:p>0.2935311215570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0.295377229239815">
                <text:p>0.2953772292398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